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5.345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5.741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3.704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8.467cm"/>
    </style:style>
    <style:style style:name="co12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0">
      <style:table-cell-properties fo:background-color="#f8f8f8" style:text-align-source="fix" style:repeat-content="false" fo:wrap-option="wrap" fo:border="0.002cm solid #dddddd" style:vertical-align="middle"/>
      <style:paragraph-properties fo:text-align="start" fo:margin-left="0.353cm"/>
      <style:text-properties fo:color="#333333" style:font-name="Segoe UI" fo:font-size="12pt" style:font-name-asian="Segoe UI" style:font-size-asian="12pt" style:font-name-complex="Segoe UI" style:font-size-complex="12pt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fo:border="0.002cm solid #dddddd" style:vertical-align="middle"/>
      <style:paragraph-properties fo:text-align="start" fo:margin-left="0.353cm"/>
      <style:text-properties fo:color="#333333" style:font-name="Segoe UI" fo:font-size="12pt" style:font-name-asian="Segoe UI" style:font-size-asian="12pt" style:font-name-complex="Segoe UI" style:font-size-complex="12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1" table:default-cell-style-name="ce1"/>
        <table:table-column table:style-name="co6" table:number-columns-repeated="1009" table:default-cell-style-name="ce1"/>
        <table:table-column table:style-name="co12" table:default-cell-style-name="ce1"/>
        <table:table-row table:style-name="ro1">
          <table:table-cell office:value-type="string">
            <text:p>Task_ID</text:p>
          </table:table-cell>
          <table:table-cell office:value-type="string">
            <text:p>Name</text:p>
          </table:table-cell>
          <table:table-cell office:value-type="string">
            <text:p>expected Time</text:p>
          </table:table-cell>
          <table:table-cell office:value-type="string">
            <text:p>actual Time</text:p>
          </table:table-cell>
          <table:table-cell office:value-type="string">
            <text:p>Prime responsibility</text:p>
          </table:table-cell>
          <table:table-cell table:number-columns-repeated="1019"/>
        </table:table-row>
        <table:table-row table:style-name="ro1">
          <table:table-cell office:value-type="string">
            <text:p>SE_02_PPLAN_00</text:p>
          </table:table-cell>
          <table:table-cell office:value-type="string">
            <text:p>Project Plan</text:p>
          </table:table-cell>
          <table:table-cell office:value-type="string">
            <text:p>1 week</text:p>
          </table:table-cell>
          <table:table-cell office:value-type="string">
            <text:p>1 week 2 days</text:p>
          </table:table-cell>
          <table:table-cell office:value-type="string">
            <text:p>acb12</text:p>
          </table:table-cell>
          <table:table-cell table:number-columns-repeated="2"/>
          <table:table-cell office:value-type="string">
            <text:p>Deliverable_ID</text:p>
          </table:table-cell>
          <table:table-cell office:value-type="string">
            <text:p>Deliverables</text:p>
          </table:table-cell>
          <table:table-cell office:value-type="string">
            <text:p>Date</text:p>
          </table:table-cell>
          <table:table-cell/>
          <table:table-cell office:value-type="string">
            <text:p>QA SE.QA.08 SE.QA.01 SE.qa.03 SE.QA.06 SE.QA.07</text:p>
          </table:table-cell>
          <table:table-cell table:number-columns-repeated="1012"/>
        </table:table-row>
        <table:table-row table:style-name="ro1">
          <table:table-cell office:value-type="string">
            <text:p>SE_02_PPLAN_01</text:p>
          </table:table-cell>
          <table:table-cell office:value-type="string">
            <text:p>Introduc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cm14</text:p>
          </table:table-cell>
          <table:table-cell table:number-columns-repeated="3"/>
          <table:table-cell office:value-type="string">
            <text:p>Final Report</text:p>
          </table:table-cell>
          <table:table-cell table:number-columns-repeated="2"/>
          <table:table-cell office:value-type="string">
            <text:p>DPM SE.QA.02 SE.QA.02</text:p>
          </table:table-cell>
          <table:table-cell table:number-columns-repeated="1012"/>
        </table:table-row>
        <table:table-row table:style-name="ro1">
          <table:table-cell office:value-type="string">
            <text:p>SE_02_PPLAN_02</text:p>
          </table:table-cell>
          <table:table-cell office:value-type="string">
            <text:p>Overvie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sh4</text:p>
          </table:table-cell>
          <table:table-cell table:number-columns-repeated="3"/>
          <table:table-cell office:value-type="string">
            <text:p>Design Specification</text:p>
          </table:table-cell>
          <table:table-cell table:style-name="ce2" office:value-type="date" office:date-value="2014-12-01">
            <text:p>01-Dec</text:p>
          </table:table-cell>
          <table:table-cell/>
          <table:table-cell office:value-type="string">
            <text:p>06 test</text:p>
          </table:table-cell>
          <table:table-cell table:number-columns-repeated="1012"/>
        </table:table-row>
        <table:table-row table:style-name="ro1">
          <table:table-cell office:value-type="string">
            <text:p>SE_02_PPLAN_03</text:p>
          </table:table-cell>
          <table:table-cell office:value-type="string">
            <text:p>Use-ca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ia3 set12</text:p>
          </table:table-cell>
          <table:table-cell table:number-columns-repeated="3"/>
          <table:table-cell office:value-type="string">
            <text:p>Test Specification</text:p>
          </table:table-cell>
          <table:table-cell table:style-name="ce2" office:value-type="date" office:date-value="2014-11-10">
            <text:p>10-Nov</text:p>
          </table:table-cell>
          <table:table-cell/>
          <table:table-cell office:value-type="string">
            <text:p>05a des</text:p>
          </table:table-cell>
          <table:table-cell table:number-columns-repeated="1012"/>
        </table:table-row>
        <table:table-row table:style-name="ro1">
          <table:table-cell office:value-type="string">
            <text:p>SE_02_PPLAN_04</text:p>
          </table:table-cell>
          <table:table-cell office:value-type="string">
            <text:p>User interface design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jao14 daw54 mip34</text:p>
          </table:table-cell>
          <table:table-cell table:number-columns-repeated="3"/>
          <table:table-cell office:value-type="string">
            <text:p>Test Report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>
            <text:p>SE_02_PPLAN_05</text:p>
          </table:table-cell>
          <table:table-cell office:value-type="string">
            <text:p>Gantt char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cb12</text:p>
          </table:table-cell>
          <table:table-cell table:number-columns-repeated="3"/>
          <table:table-cell office:value-type="string">
            <text:p>Maintenance Manual</text:p>
          </table:table-cell>
          <table:table-cell table:number-columns-repeated="1015"/>
        </table:table-row>
        <table:table-row table:style-name="ro1">
          <table:table-cell office:value-type="string">
            <text:p>SE_02_PPLAN_06</text:p>
          </table:table-cell>
          <table:table-cell office:value-type="string">
            <text:p>Risk analysi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nid21 anw46</text:p>
          </table:table-cell>
          <table:table-cell table:number-columns-repeated="3"/>
          <table:table-cell office:value-type="string">
            <text:p>Project Plan</text:p>
          </table:table-cell>
          <table:table-cell table:style-name="ce2" office:value-type="date" office:date-value="2014-10-27">
            <text:p>27-Oct</text:p>
          </table:table-cell>
          <table:table-cell table:number-columns-repeated="1014"/>
        </table:table-row>
        <table:table-row table:style-name="ro1">
          <table:table-cell office:value-type="string">
            <text:p>SE_02_PPLAN_07</text:p>
          </table:table-cell>
          <table:table-cell office:value-type="string">
            <text:p>Production of documen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nw46</text:p>
          </table:table-cell>
          <table:table-cell table:number-columns-repeated="3"/>
          <table:table-cell office:value-type="string">
            <text:p>Prototype1</text:p>
          </table:table-cell>
          <table:table-cell table:style-name="ce2" office:value-type="date" office:date-value="2014-12-08">
            <text:p>08-Dec</text:p>
          </table:table-cell>
          <table:table-cell table:number-columns-repeated="1014"/>
        </table:table-row>
        <table:table-row table:style-name="ro1">
          <table:table-cell office:value-type="string">
            <text:p>SE_02_PPLAN_08</text:p>
          </table:table-cell>
          <table:table-cell office:value-type="string">
            <text:p>Review</text:p>
          </table:table-cell>
          <table:table-cell office:value-type="string">
            <text:p>1 group</text:p>
          </table:table-cell>
          <table:table-cell office:value-type="float" office:value="11">
            <text:p>11</text:p>
          </table:table-cell>
          <table:table-cell office:value-type="string">
            <text:p>everyone</text:p>
          </table:table-cell>
          <table:table-cell table:number-columns-repeated="1019"/>
        </table:table-row>
        <table:table-row table:style-name="ro1">
          <table:table-cell office:value-type="string">
            <text:p>SE_02_PPLAN_09</text:p>
          </table:table-cell>
          <table:table-cell office:value-type="string">
            <text:p>Fix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_02_PM_00</text:p>
          </table:table-cell>
          <table:table-cell office:value-type="string">
            <text:p>Project management</text:p>
          </table:table-cell>
          <table:table-cell table:number-columns-repeated="2"/>
          <table:table-cell office:value-type="string">
            <text:p>acb12</text:p>
          </table:table-cell>
          <table:table-cell table:number-columns-repeated="1019"/>
        </table:table-row>
        <table:table-row table:style-name="ro1">
          <table:table-cell office:value-type="string">
            <text:p>SE_02_PM_01</text:p>
          </table:table-cell>
          <table:table-cell office:value-type="string">
            <text:p>Tasking</text:p>
          </table:table-cell>
          <table:table-cell office:value-type="string">
            <text:p>2?</text:p>
          </table:table-cell>
          <table:table-cell office:value-type="float" office:value="2">
            <text:p>2</text:p>
          </table:table-cell>
          <table:table-cell office:value-type="string">
            <text:p>acb12</text:p>
          </table:table-cell>
          <table:table-cell table:number-columns-repeated="1019"/>
        </table:table-row>
        <table:table-row table:style-name="ro1">
          <table:table-cell office:value-type="string">
            <text:p>SE_02_PM_02</text:p>
          </table:table-cell>
          <table:table-cell office:value-type="string">
            <text:p>Future Tasking</text:p>
          </table:table-cell>
          <table:table-cell office:value-type="string">
            <text:p>2?</text:p>
          </table:table-cell>
          <table:table-cell office:value-type="float" office:value="2">
            <text:p>2</text:p>
          </table:table-cell>
          <table:table-cell office:value-type="string">
            <text:p>acb12</text:p>
          </table:table-cell>
          <table:table-cell table:number-columns-repeated="1019"/>
        </table:table-row>
        <table:table-row table:style-name="ro1">
          <table:table-cell office:value-type="string">
            <text:p>SE_02_PM_03</text:p>
          </table:table-cell>
          <table:table-cell office:value-type="string">
            <text:p>Team Planing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E_02_PM_03</text:p>
          </table:table-cell>
          <table:table-cell office:value-type="string">
            <text:p>Minutes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_02_SPIKE_00</text:p>
          </table:table-cell>
          <table:table-cell office:value-type="string">
            <text:p>Spike Work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19"/>
        </table:table-row>
        <table:table-row table:style-name="ro2">
          <table:table-cell table:number-columns-repeated="9"/>
          <table:table-cell table:style-name="ce3" office:value-type="string">
            <text:p>Max Atkins</text:p>
          </table:table-cell>
          <table:table-cell table:style-name="ce3" office:value-type="string">
            <text:p>mta2</text:p>
          </table:table-cell>
          <table:table-cell table:number-columns-repeated="1013"/>
        </table:table-row>
        <table:table-row table:style-name="ro2">
          <table:table-cell office:value-type="string">
            <text:p>SE_02_TS_00</text:p>
          </table:table-cell>
          <table:table-cell office:value-type="string">
            <text:p>Test specification</text:p>
          </table:table-cell>
          <table:table-cell office:value-type="string">
            <text:p>1 week</text:p>
          </table:table-cell>
          <table:table-cell/>
          <table:table-cell office:value-type="string">
            <text:p>anw46</text:p>
          </table:table-cell>
          <table:table-cell table:number-columns-repeated="4"/>
          <table:table-cell table:style-name="ce4" office:value-type="string">
            <text:p>Alexander Barnes</text:p>
          </table:table-cell>
          <table:table-cell table:style-name="ce4" office:value-type="string">
            <text:p>acb12</text:p>
          </table:table-cell>
          <table:table-cell table:number-columns-repeated="1013"/>
        </table:table-row>
        <table:table-row table:style-name="ro2">
          <table:table-cell office:value-type="string">
            <text:p>SE_02_TS_01</text:p>
          </table:table-cell>
          <table:table-cell office:value-type="string">
            <text:p>Introduction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table:style-name="ce3" office:value-type="string">
            <text:p>Nicholas Dart</text:p>
          </table:table-cell>
          <table:table-cell table:style-name="ce3" office:value-type="string">
            <text:p>nid21</text:p>
          </table:table-cell>
          <table:table-cell table:number-columns-repeated="1013"/>
        </table:table-row>
        <table:table-row table:style-name="ro2">
          <table:table-cell office:value-type="string">
            <text:p>SE_02_TS_02</text:p>
          </table:table-cell>
          <table:table-cell office:value-type="string">
            <text:p>Test specification table</text:p>
          </table:table-cell>
          <table:table-cell/>
          <table:table-cell office:value-type="float" office:value="5">
            <text:p>5</text:p>
          </table:table-cell>
          <table:table-cell table:number-columns-repeated="5"/>
          <table:table-cell table:style-name="ce4" office:value-type="string">
            <text:p>Max Harizanov</text:p>
          </table:table-cell>
          <table:table-cell table:style-name="ce4" office:value-type="string">
            <text:p>msh4</text:p>
          </table:table-cell>
          <table:table-cell table:number-columns-repeated="1013"/>
        </table:table-row>
        <table:table-row table:style-name="ro2">
          <table:table-cell office:value-type="string">
            <text:p>SE_02_TS_03</text:p>
          </table:table-cell>
          <table:table-cell office:value-type="string">
            <text:p>Combining and Latex stuff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style-name="ce3" office:value-type="string">
            <text:p>Charles Moss</text:p>
          </table:table-cell>
          <table:table-cell table:style-name="ce3" office:value-type="string">
            <text:p>jcm14</text:p>
          </table:table-cell>
          <table:table-cell table:number-columns-repeated="1013"/>
        </table:table-row>
        <table:table-row table:style-name="ro2">
          <table:table-cell office:value-type="string">
            <text:p>SE_02_TS_04</text:p>
          </table:table-cell>
          <table:table-cell office:value-type="string">
            <text:p>Review</text:p>
          </table:table-cell>
          <table:table-cell table:number-columns-repeated="7"/>
          <table:table-cell table:style-name="ce4" office:value-type="string">
            <text:p>James O'Hare</text:p>
          </table:table-cell>
          <table:table-cell table:style-name="ce4" office:value-type="string">
            <text:p>jao14</text:p>
          </table:table-cell>
          <table:table-cell table:number-columns-repeated="1013"/>
        </table:table-row>
        <table:table-row table:style-name="ro2">
          <table:table-cell office:value-type="string">
            <text:p>SE_02_TS_05</text:p>
          </table:table-cell>
          <table:table-cell office:value-type="string">
            <text:p>Fix</text:p>
          </table:table-cell>
          <table:table-cell table:number-columns-repeated="7"/>
          <table:table-cell table:style-name="ce3" office:value-type="string">
            <text:p>Michael Pocock</text:p>
          </table:table-cell>
          <table:table-cell table:style-name="ce3" office:value-type="string">
            <text:p>mip34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" office:value-type="string">
            <text:p>Sabastian Tuff</text:p>
          </table:table-cell>
          <table:table-cell table:style-name="ce4" office:value-type="string">
            <text:p>set12</text:p>
          </table:table-cell>
          <table:table-cell table:number-columns-repeated="1013"/>
        </table:table-row>
        <table:table-row table:style-name="ro2">
          <table:table-cell office:value-type="string">
            <text:p>SE_02_DS_00</text:p>
          </table:table-cell>
          <table:table-cell office:value-type="string">
            <text:p>Design specification</text:p>
          </table:table-cell>
          <table:table-cell office:value-type="string">
            <text:p>1 week</text:p>
          </table:table-cell>
          <table:table-cell/>
          <table:table-cell office:value-type="string">
            <text:p>mta2</text:p>
          </table:table-cell>
          <table:table-cell table:number-columns-repeated="4"/>
          <table:table-cell table:style-name="ce3" office:value-type="string">
            <text:p>Daniel Wilcock</text:p>
          </table:table-cell>
          <table:table-cell table:style-name="ce3" office:value-type="string">
            <text:p>daw54</text:p>
          </table:table-cell>
          <table:table-cell table:number-columns-repeated="1013"/>
        </table:table-row>
        <table:table-row table:style-name="ro2">
          <table:table-cell office:value-type="string">
            <text:p>SE_02_DS_01</text:p>
          </table:table-cell>
          <table:table-cell office:value-type="string">
            <text:p>Introducti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ip34</text:p>
          </table:table-cell>
          <table:table-cell table:number-columns-repeated="4"/>
          <table:table-cell table:style-name="ce4" office:value-type="string">
            <text:p>Andrew Wilmot</text:p>
          </table:table-cell>
          <table:table-cell table:style-name="ce4" office:value-type="string">
            <text:p>anw46</text:p>
          </table:table-cell>
          <table:table-cell table:number-columns-repeated="1013"/>
        </table:table-row>
        <table:table-row table:style-name="ro1">
          <table:table-cell office:value-type="string">
            <text:p>SE_02_DS_02</text:p>
          </table:table-cell>
          <table:table-cell office:value-type="string">
            <text:p>DECOMPOSITION DESCRIPTION</text:p>
          </table:table-cell>
          <table:table-cell table:number-columns-repeated="2" office:value-type="string">
            <text:p>3 hours</text:p>
          </table:table-cell>
          <table:table-cell office:value-type="string">
            <text:p>mta2 msh4</text:p>
          </table:table-cell>
          <table:table-cell table:number-columns-repeated="1019"/>
        </table:table-row>
        <table:table-row table:style-name="ro1">
          <table:table-cell office:value-type="string">
            <text:p>SE_02_DS_03</text:p>
          </table:table-cell>
          <table:table-cell office:value-type="string">
            <text:p>DEPENDENCY DESCRIPTION</text:p>
          </table:table-cell>
          <table:table-cell office:value-type="string">
            <text:p>3 hours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SE_02_DS_03_A</text:p>
          </table:table-cell>
          <table:table-cell office:value-type="string">
            <text:p>Android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id21 acb12</text:p>
          </table:table-cell>
          <table:table-cell table:number-columns-repeated="1019"/>
        </table:table-row>
        <table:table-row table:style-name="ro1">
          <table:table-cell office:value-type="string">
            <text:p>SE_02_DS_03_W</text:p>
          </table:table-cell>
          <table:table-cell office:value-type="string">
            <text:p>We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jao14 daw54</text:p>
          </table:table-cell>
          <table:table-cell table:number-columns-repeated="1019"/>
        </table:table-row>
        <table:table-row table:style-name="ro1">
          <table:table-cell office:value-type="string">
            <text:p>SE_02_DS_03_S</text:p>
          </table:table-cell>
          <table:table-cell office:value-type="string">
            <text:p>Serve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sh4</text:p>
          </table:table-cell>
          <table:table-cell table:number-columns-repeated="1019"/>
        </table:table-row>
        <table:table-row table:style-name="ro1">
          <table:table-cell office:value-type="string">
            <text:p>SE_02_DS_04</text:p>
          </table:table-cell>
          <table:table-cell office:value-type="string">
            <text:p>INTERFACE DESCRIPTION</text:p>
          </table:table-cell>
          <table:table-cell table:number-columns-repeated="1022"/>
        </table:table-row>
        <table:table-row table:style-name="ro1">
          <table:table-cell office:value-type="string">
            <text:p>SE_02_DS_04_A</text:p>
          </table:table-cell>
          <table:table-cell office:value-type="string">
            <text:p>Android</text:p>
          </table:table-cell>
          <table:table-cell office:value-type="string">
            <text:p>1-2 hours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 office:value-type="string">
            <text:p>SE_02_DS_04_W</text:p>
          </table:table-cell>
          <table:table-cell office:value-type="string">
            <text:p>Web</text:p>
          </table:table-cell>
          <table:table-cell office:value-type="string">
            <text:p>1-2 hours</text:p>
          </table:table-cell>
          <table:table-cell/>
          <table:table-cell office:value-type="string">
            <text:p>jao14</text:p>
          </table:table-cell>
          <table:table-cell table:number-columns-repeated="1019"/>
        </table:table-row>
        <table:table-row table:style-name="ro1">
          <table:table-cell office:value-type="string">
            <text:p>SE_02_DS_04_S</text:p>
          </table:table-cell>
          <table:table-cell office:value-type="string">
            <text:p>Server</text:p>
          </table:table-cell>
          <table:table-cell office:value-type="string">
            <text:p>1-2 hours</text:p>
          </table:table-cell>
          <table:table-cell office:value-type="string">
            <text:p>1 hour</text:p>
          </table:table-cell>
          <table:table-cell office:value-type="string">
            <text:p>mta2</text:p>
          </table:table-cell>
          <table:table-cell table:number-columns-repeated="1019"/>
        </table:table-row>
        <table:table-row table:style-name="ro1">
          <table:table-cell office:value-type="string">
            <text:p>SE_02_DS_05</text:p>
          </table:table-cell>
          <table:table-cell office:value-type="string">
            <text:p>DETAILED DESIGN</text:p>
          </table:table-cell>
          <table:table-cell table:number-columns-repeated="1022"/>
        </table:table-row>
        <table:table-row table:style-name="ro1">
          <table:table-cell office:value-type="string">
            <text:p>SE_02_DS_05_A</text:p>
          </table:table-cell>
          <table:table-cell office:value-type="string">
            <text:p>Android</text:p>
          </table:table-cell>
          <table:table-cell office:value-type="string">
            <text:p>1-2 hours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 office:value-type="string">
            <text:p>SE_02_DS_05_W</text:p>
          </table:table-cell>
          <table:table-cell office:value-type="string">
            <text:p>Web</text:p>
          </table:table-cell>
          <table:table-cell office:value-type="string">
            <text:p>1-2 hours</text:p>
          </table:table-cell>
          <table:table-cell/>
          <table:table-cell office:value-type="string">
            <text:p>jao14</text:p>
          </table:table-cell>
          <table:table-cell table:number-columns-repeated="1019"/>
        </table:table-row>
        <table:table-row table:style-name="ro1">
          <table:table-cell office:value-type="string">
            <text:p>SE_02_DS_05_S</text:p>
          </table:table-cell>
          <table:table-cell office:value-type="string">
            <text:p>Server</text:p>
          </table:table-cell>
          <table:table-cell office:value-type="string">
            <text:p>1-2 hours</text:p>
          </table:table-cell>
          <table:table-cell/>
          <table:table-cell office:value-type="string">
            <text:p>msh4</text:p>
          </table:table-cell>
          <table:table-cell table:number-columns-repeated="1019"/>
        </table:table-row>
        <table:table-row table:style-name="ro1">
          <table:table-cell office:value-type="string">
            <text:p>SE_02_DS_06</text:p>
          </table:table-cell>
          <table:table-cell office:value-type="string">
            <text:p>Combining and Latex stuff</text:p>
          </table:table-cell>
          <table:table-cell office:value-type="string">
            <text:p>1 hour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 office:value-type="string">
            <text:p>SE_02_DS_07</text:p>
          </table:table-cell>
          <table:table-cell office:value-type="string">
            <text:p>Review</text:p>
          </table:table-cell>
          <table:table-cell table:number-columns-repeated="1022"/>
        </table:table-row>
        <table:table-row table:style-name="ro1">
          <table:table-cell office:value-type="string">
            <text:p>SE_02_DS_08</text:p>
          </table:table-cell>
          <table:table-cell office:value-type="string">
            <text:p>Fix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_02_P1_00</text:p>
          </table:table-cell>
          <table:table-cell office:value-type="string">
            <text:p>Prototype1</text:p>
          </table:table-cell>
          <table:table-cell table:number-columns-repeated="2"/>
          <table:table-cell office:value-type="string">
            <text:p>mta2</text:p>
          </table:table-cell>
          <table:table-cell table:number-columns-repeated="1019"/>
        </table:table-row>
        <table:table-row table:style-name="ro1">
          <table:table-cell office:value-type="string">
            <text:p>SE_02_P1_00_A</text:p>
          </table:table-cell>
          <table:table-cell office:value-type="string">
            <text:p>Android Prototype</text:p>
          </table:table-cell>
          <table:table-cell office:value-type="string">
            <text:p>4?</text:p>
          </table:table-cell>
          <table:table-cell/>
          <table:table-cell office:value-type="string">
            <text:p>nid21</text:p>
          </table:table-cell>
          <table:table-cell table:number-columns-repeated="1019"/>
        </table:table-row>
        <table:table-row table:style-name="ro1">
          <table:table-cell office:value-type="string">
            <text:p>SE_02_P1_00_W</text:p>
          </table:table-cell>
          <table:table-cell office:value-type="string">
            <text:p>Web Prototype</text:p>
          </table:table-cell>
          <table:table-cell office:value-type="string">
            <text:p>4?</text:p>
          </table:table-cell>
          <table:table-cell/>
          <table:table-cell office:value-type="string">
            <text:p>jao14</text:p>
          </table:table-cell>
          <table:table-cell table:number-columns-repeated="1019"/>
        </table:table-row>
        <table:table-row table:style-name="ro1">
          <table:table-cell office:value-type="string">
            <text:p>SE_02_P1_00_S</text:p>
          </table:table-cell>
          <table:table-cell office:value-type="string">
            <text:p>Server Prototype</text:p>
          </table:table-cell>
          <table:table-cell office:value-type="string">
            <text:p>4?</text:p>
          </table:table-cell>
          <table:table-cell/>
          <table:table-cell office:value-type="string">
            <text:p>msh4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date-style style:name="N106">
      <number:day number:style="long"/>
      <number:text>-</number:text>
      <number:month number:textual="true"/>
    </number:date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7/12/2014</text:date>, <text:time>04:1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initial-creator>xander barnes</meta:initial-creator>
    <dc:creator>Max Atkins</dc:creator>
    <meta:creation-date>2014-11-04T11:10:39Z</meta:creation-date>
    <dc:date>2014-12-07T04:16:03.87</dc:date>
    <meta:editing-cycles>7</meta:editing-cycles>
    <meta:editing-duration>PT24M30S</meta:editing-duration>
    <meta:document-statistic meta:table-count="1" meta:cell-count="212" meta:object-count="0"/>
  </office:meta>
</office:document-meta>
</file>